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e545" officeooo:paragraph-rsid="000ee545"/>
    </style:style>
    <style:style style:name="P2" style:family="paragraph" style:parent-style-name="Standard">
      <style:text-properties officeooo:rsid="000f0d90" officeooo:paragraph-rsid="000f0d90"/>
    </style:style>
    <style:style style:name="P3" style:family="paragraph" style:parent-style-name="Standard">
      <style:text-properties officeooo:paragraph-rsid="0010110c"/>
    </style:style>
    <style:style style:name="T1" style:family="text">
      <style:text-properties officeooo:rsid="000ee545"/>
    </style:style>
    <style:style style:name="T2" style:family="text">
      <style:text-properties officeooo:rsid="000f0d9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0110c" style:font-style-asian="normal" style:font-style-complex="normal"/>
    </style:style>
    <style:style style:name="T6" style:family="text">
      <style:text-properties officeooo:rsid="001011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much reading, scribbling on paper, despair, and sudden moments of clarity, I have understood and created an neural network trained with backpropagation!</text:p>
      <text:p text:style-name="P1"/>
      <text:p text:style-name="P3"><text:span text:style-name="T1">In my last post I did realize my weight update function was incorrect. The first moment of clarity came when I discovered this paper [</text:span><text:a xlink:type="simple" xlink:href="http://www4.rgu.ac.uk/files/chapter3%20-%20bp.pdf">http://www4.rgu.ac.uk/files/chapter3%20-%20bp.pdf</text:a><text:span text:style-name="T6">]. Obviously, the weight update function for a hidden layer can't be the same as an outer layer! That's why it's called back propagation...</text:span></text:p>
      <text:p text:style-name="P1"/>
      <text:p text:style-name="P1">I found the author's diagrams and e<text:span text:style-name="T2">x</text:span>amples to be clearer than many of the other resources that attempted to explain the concept through a description of a general case only. Concrete examples really helped, and the author even provided tutorial exercises for calculating a backpropagation pass by hand. </text:p>
      <text:p text:style-name="P1"/>
      <text:p text:style-name="P1">The next hurdle I encountered was figuring out how to store all of the information for calculating the weight update functions. At first it was hard to keep the indices straight for all my lists of weights and errors... I ended up scribbling a lot of the following:</text:p>
      <text:p text:style-name="P1"/>
      <text:p text:style-name="P1">[photo of scribbling]</text:p>
      <text:p text:style-name="P1"/>
      <text:p text:style-name="P2">What I ended up doing is calculating the error for each neuron sepately, to be stored in a list for each layer. Weight lists for a neuron where also stored in a list for each layer (so each list of layer weights is a list of lists...oh Python. I adore you.) The error for a neuron is calculated based on the weights and errors of the neurons in the next layer:</text:p>
      <text:p text:style-name="P2"><text:span text:style-name="T4"/></text:p>
      <text:p text:style-name="P2">for n in range(0, len(old_layer_errors)):</text:p>
      <text:p text:style-name="P2"><text:s text:c="12"/>error_term += old_layer_weights[n][current_layer_node] * old_layer_errors[n]</text:p>
      <text:p text:style-name="P2">self.error = self.output *(1 - self.output)*error_term</text:p>
      <text:p text:style-name="P2"/>
      <text:p text:style-name="P2">n is the index of a node in the <text:span text:style-name="T3">next</text:span><text:span text:style-name="T4"> layer, which we must iterate through, while current_layer_node is the index of the node for which error is being calculated. It looks so simple, but I found it quite challenging to translate it into code. </text:span></text:p>
      <text:p text:style-name="P2"><text:span text:style-name="T4"/></text:p>
      <text:p text:style-name="P2"><text:span text:style-name="T4">The Net class now takes 4 arguments: a list of inputs, the number of hidden layers, the number of neurons per hidden layer, and a list of desired outputs. It determines the number of output layer neurons based on the size of the list of desired outputs. </text:span></text:p>
      <text:p text:style-name="P2"><text:span text:style-name="T4"/></text:p>
      <text:p text:style-name="P2"><text:span text:style-name="T4">I haven't written a training method, but rather a backprop and run_net method. These can be implemented in this way (eta is the learning rate, often it is just 1):</text:span></text:p>
      <text:p text:style-name="P2"><text:span text:style-name="T4"/></text:p>
      <text:p text:style-name="P2"><text:span text:style-name="T4">net = Net(inputs, 10, 20, desired)</text:span></text:p>
      <text:p text:style-name="P2"><text:span text:style-name="T4">net.backprop(eta, net.output)</text:span></text:p>
      <text:p text:style-name="P2"><text:span text:style-name="T4">net.run_net()</text:span></text:p>
      <text:p text:style-name="P2"><text:span text:style-name="T4"/></text:p>
      <text:p text:style-name="P2"><text:span text:style-name="T4">This can be repeated for multiple sets of inputs/desired outputs, or a single sinput/desired output set, until the error is below a certain level. </text:span><text:span text:style-name="T5">Right now, the error of the entire net is just a sum of the absolute value of all desired outputs – net outputs. </text:span></text:p>
      <text:p text:style-name="P2"><text:span text:style-name="T4"/></text:p>
      <text:p text:style-name="P2"><text:span text:style-name="T4">You can see my code here: [link]</text:span></text:p>
      <text:p text:style-name="P2"><text:span text:style-name="T4"/></text:p>
      <text:p text:style-name="P2"><text:span text:style-name="T4">Next thing I want to do:</text:span></text:p>
      <text:p text:style-name="P2"><text:soft-page-break/><text:span text:style-name="T4">- Allow the net to take inputs and desired outputs from a CSV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3:13:13.009504964</meta:creation-date>
    <dc:date>2014-04-13T13:55:52.320904719</dc:date>
    <meta:editing-duration>PT33M27S</meta:editing-duration>
    <meta:editing-cycles>2</meta:editing-cycles>
    <meta:generator>LibreOffice/4.1.2.3$Linux_X86_64 LibreOffice_project/410m0$Build-3</meta:generator>
    <meta:document-statistic meta:table-count="0" meta:image-count="0" meta:object-count="0" meta:page-count="2" meta:paragraph-count="19" meta:word-count="461" meta:character-count="2729" meta:non-whitespace-character-count="2270"/>
  </office:meta>
</office:document-meta>
</file>